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, sans-serif"/>
    <style:font-face style:name="Gautami" svg:font-family="Gautami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style:writing-mode="lr-tb"/>
      <style:text-properties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complex="Gautami" style:font-size-complex="11pt" style:font-style-complex="normal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</style:style>
    <style:style style:name="P6" style:family="paragraph" style:parent-style-name="Text_20_body">
      <style:paragraph-properties fo:margin-top="0cm" fo:margin-bottom="0cm" loext:contextual-spacing="false" fo:line-height="120%" style:writing-mode="lr-tb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/>
    </style:style>
    <style:style style:name="P1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/>
    </style:style>
    <style:style style:name="P1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 style:font-name-complex="Calibri" style:font-size-complex="11pt" style:font-style-complex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38%" fo:text-indent="-1.27cm" style:auto-text-indent="false" fo:padding="0cm" fo:border="none" style:writing-mode="lr-tb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38%" fo:text-indent="-1.27cm" style:auto-text-indent="false" fo:padding="0cm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20%" fo:text-indent="0.769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name-complex="Gautami" style:font-size-complex="1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name-complex="Gautami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name-complex="Gautami" style:font-size-complex="11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Gautami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222222" style:text-line-through-style="none" style:text-line-through-type="none" style:text-underline-style="none" style:text-blinking="false" fo:background-color="#ffffff" loext:char-shading-value="0" style:font-name-complex="Gautami" style:font-size-complex="11pt" style:font-style-complex="normal" style:font-weight-complex="normal"/>
    </style:style>
    <style:style style:name="T12" style:family="text">
      <style:text-properties fo:font-variant="normal" fo:text-transform="none" fo:color="#222222" style:text-line-through-style="none" style:text-line-through-type="none" style:text-underline-style="none" style:text-blinking="false" fo:background-color="#ffffff" loext:char-shading-value="0" style:font-weight-complex="normal"/>
    </style:style>
    <style:style style:name="T13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222222" style:text-line-through-style="none" style:text-line-through-type="none" style:font-name="Gautami" fo:font-size="11pt" fo:font-style="normal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17" style:family="text">
      <style:text-properties fo:font-variant="normal" fo:text-transform="none" fo:color="#222222" style:text-line-through-style="none" style:text-line-through-type="none" style:font-name="Times New Roman" fo:font-size="11pt" fo:font-style="normal" style:text-underline-style="none" fo:font-weight="normal" style:text-blinking="false" fo:background-color="#ffffff" loext:char-shading-value="0"/>
    </style:style>
    <style:style style:name="T18" style:family="text">
      <style:text-properties style:font-name-complex="Gautami" style:font-size-complex="11pt" style:font-style-complex="normal" style:font-weight-complex="normal"/>
    </style:style>
    <style:style style:name="T19" style:family="text">
      <style:text-properties fo:background-color="transparent" loext:char-shading-value="0"/>
    </style:style>
    <style:style style:name="T20" style:family="text">
      <style:text-properties fo:background-color="transparent" loext:char-shading-value="0" style:font-name-complex="Calibri" style:font-size-complex="11pt" style:font-style-complex="normal" style:font-weight-complex="normal"/>
    </style:style>
    <style:style style:name="T21" style:family="text">
      <style:text-properties fo:background-color="transparent" loext:char-shading-value="0" style:font-name-complex="Gautami"/>
    </style:style>
    <style:style style:name="T22" style:family="text">
      <style:text-properties fo:background-color="transparent" loext:char-shading-value="0" style:font-name-complex="Gautami" style:font-size-complex="11pt" style:font-style-complex="normal" style:font-weight-complex="normal"/>
    </style:style>
    <style:style style:name="T23" style:family="text">
      <style:text-properties fo:font-weight="normal"/>
    </style:style>
    <style:style style:name="T24" style:family="text">
      <style:text-properties style:font-name="Calibri" fo:font-size="11pt" fo:font-style="normal" fo:font-weight="normal" fo:background-color="transparent" loext:char-shading-value="0"/>
    </style:style>
    <style:style style:name="T25" style:family="text">
      <style:text-properties style:font-name="Gautami" fo:font-size="11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18115431-7fff-a1c7-3168-c9ee448ea0f1"/></text:p>
      <text:p text:style-name="P1"><text:span text:style-name="T2">అర్ధాలు<text:tab/><text:tab/><text:tab/><text:tab/><text:tab/><text:tab/><text:tab/><text:tab/></text:span><text:span text:style-name="T1"> </text:span><text:span text:style-name="T2">వ్యతిరేకపదాలు</text:span></text:p>
      <text:p text:style-name="P3"><text:s text:c="50"/></text:p>
      <text:list xml:id="list3762772308" text:style-name="L1">
        <text:list-item>
          <text:p text:style-name="P7"><text:span text:style-name="T22">భుభుక్షితుండు </text:span><text:span text:style-name="T20"> </text:span><text:span text:style-name="T24">= <text:s text:c="2"/></text:span><text:span text:style-name="T22">ఆకలిగొన్నవాడు</text:span><text:span text:style-name="T20">                           <text:tab/></text:span><text:span text:style-name="T24">1.  </text:span><text:span text:style-name="T22">నిత్యము </text:span><text:span text:style-name="T20">   </text:span><text:span text:style-name="T24">x  </text:span><text:span text:style-name="T22">అనిత్యము</text:span></text:p>
        </text:list-item>
        <text:list-item>
          <text:p text:style-name="P8"><text:span text:style-name="T22">కపోతము </text:span><text:span text:style-name="T20"> </text:span><text:span text:style-name="T24">= </text:span><text:span text:style-name="T22">పావురము</text:span><text:span text:style-name="T20">              <text:tab/><text:tab/><text:tab/></text:span><text:span text:style-name="T24">2.  </text:span><text:span text:style-name="T22">సత్యము</text:span><text:span text:style-name="T20">    </text:span><text:span text:style-name="T24">x   </text:span><text:span text:style-name="T22">అసత్యము </text:span></text:p>
        </text:list-item>
        <text:list-item>
          <text:p text:style-name="P8"><text:span text:style-name="T22">అధముడు </text:span><text:span text:style-name="T24">= </text:span><text:span text:style-name="T22">నీచుడు </text:span><text:span text:style-name="T20"><text:tab/><text:tab/><text:tab/><text:tab/><text:tab/></text:span><text:span text:style-name="T24">3. </text:span><text:span text:style-name="T22">రక్షించుట</text:span><text:span text:style-name="T20">     </text:span><text:span text:style-name="T24">x  </text:span><text:span text:style-name="T22">భక్షించుట</text:span></text:p>
        </text:list-item>
        <text:list-item>
          <text:p text:style-name="P8"><text:span text:style-name="T22">వరాహము </text:span><text:span text:style-name="T24">=  </text:span><text:span text:style-name="T22">పంది</text:span><text:span text:style-name="T20"> <text:tab/><text:tab/><text:tab/><text:tab/><text:tab/></text:span><text:span text:style-name="T24">4.   </text:span><text:span text:style-name="T22">జీవించుట</text:span><text:span text:style-name="T20">   </text:span><text:span text:style-name="T24">x </text:span><text:span text:style-name="T22">మరణించుట</text:span></text:p>
        </text:list-item>
        <text:list-item>
          <text:p text:style-name="P8"><text:span text:style-name="T22">ఖగం</text:span><text:span text:style-name="T20"> </text:span><text:span text:style-name="T24">=  </text:span><text:span text:style-name="T22">పక్షి</text:span><text:span text:style-name="T20"> <text:tab/><text:tab/><text:tab/><text:tab/><text:tab/><text:tab/></text:span><text:span text:style-name="T24">5. </text:span><text:span text:style-name="T22">ఆశ్రయము</text:span><text:span text:style-name="T20"> </text:span><text:span text:style-name="T24">x  </text:span><text:span text:style-name="T22">నిరాశ్రయము</text:span></text:p>
        </text:list-item>
        <text:list-item>
          <text:p text:style-name="P8"><text:span text:style-name="T22">ఆశ్రితుండు </text:span><text:span text:style-name="T24">= </text:span><text:span text:style-name="T22">ఆశ్రయము కోరినవాడు<text:tab/><text:tab/><text:tab/></text:span><text:span text:style-name="T24">6.    </text:span><text:span text:style-name="T22">హింస </text:span><text:span text:style-name="T24">x </text:span><text:span text:style-name="T22">అహింస</text:span></text:p>
        </text:list-item>
        <text:list-item>
          <text:p text:style-name="P8"><text:span text:style-name="T22">కృప </text:span><text:span text:style-name="T24">= </text:span><text:span text:style-name="T22">దయ</text:span><text:span text:style-name="T24">, </text:span><text:span text:style-name="T22">కరుణ</text:span><text:span text:style-name="T20">                                             <text:tab/></text:span><text:span text:style-name="T24">7. </text:span><text:span text:style-name="T22">కీర్తి   </text:span><text:span text:style-name="T24">x </text:span><text:span text:style-name="T22">అపకీర్తి</text:span></text:p>
        </text:list-item>
      </text:list>
      <text:p text:style-name="P12"><text:span text:style-name="T1">                                   <text:tab/><text:tab/><text:tab/><text:tab/><text:tab/><text:tab/><text:tab/></text:span><text:span text:style-name="T7">8. </text:span><text:span text:style-name="T3">త్యాగము  </text:span><text:span text:style-name="T7">x </text:span><text:span text:style-name="T3">స్వార్ధము</text:span></text:p>
      <text:p text:style-name="P13">  </text:p>
      <text:p text:style-name="P2"><text:span text:style-name="T2">పర్యాయపదాలు </text:span><text:span text:style-name="T1">                                                        </text:span><text:span text:style-name="T2">నానార్ధాలు           </text:span></text:p>
      <text:list xml:id="list3550305454" text:style-name="L2">
        <text:list-item>
          <text:p text:style-name="P9"><text:span text:style-name="T22">సత్యము</text:span><text:span text:style-name="T20">  </text:span><text:span text:style-name="T24">=  </text:span><text:span text:style-name="T22">నిజము</text:span><text:span text:style-name="T24">, </text:span><text:span text:style-name="T22">యదార్ధం</text:span><text:span text:style-name="T24">,  </text:span><text:span text:style-name="T22">వాస్తవము</text:span><text:span text:style-name="T20">            <text:tab/></text:span><text:span text:style-name="T22">పాడి </text:span><text:span text:style-name="T24">=   </text:span><text:span text:style-name="T22">న్యాయము</text:span><text:span text:style-name="T24">, </text:span><text:span text:style-name="T22">కర్తవ్యము</text:span><text:span text:style-name="T24">, </text:span><text:span text:style-name="T22">తీర్పు</text:span><text:span text:style-name="T24">,</text:span><text:span text:style-name="T22">స్వభావం</text:span></text:p>
        </text:list-item>
        <text:list-item>
          <text:p text:style-name="P9"><text:span text:style-name="T22">పుత్రుడు </text:span><text:span text:style-name="T24">=  </text:span><text:span text:style-name="T22">కుమారుడు</text:span><text:span text:style-name="T24">, </text:span><text:span text:style-name="T22">సుతుడు</text:span><text:span text:style-name="T24">, </text:span><text:span text:style-name="T22">ఆత్మజుడు</text:span><text:span text:style-name="T20">          </text:span><text:span text:style-name="T22">హితము </text:span><text:span text:style-name="T24">= </text:span><text:span text:style-name="T22">మేలు</text:span><text:span text:style-name="T24">, </text:span><text:span text:style-name="T22">లాభం</text:span><text:span text:style-name="T24">, </text:span><text:span text:style-name="T22">క్షేమం</text:span></text:p>
        </text:list-item>
        <text:list-item>
          <text:p text:style-name="P9"><text:span text:style-name="T22">ఆగ్రహం</text:span><text:span text:style-name="T20"> </text:span><text:span text:style-name="T24">=   </text:span><text:span text:style-name="T22">కోపం</text:span><text:span text:style-name="T24">, </text:span><text:span text:style-name="T22">కినుక</text:span><text:span text:style-name="T24">, </text:span><text:span text:style-name="T22">క్రోధం                           సత్తువ </text:span><text:span text:style-name="T24">= </text:span><text:span text:style-name="T22">బలము</text:span><text:span text:style-name="T24">, </text:span><text:span text:style-name="T22">సామర్థ్యము</text:span><text:span text:style-name="T24">, </text:span><text:span text:style-name="T22">శక్యము </text:span></text:p>
        </text:list-item>
        <text:list-item>
          <text:p text:style-name="P9"><text:span text:style-name="T22">అసి </text:span><text:span text:style-name="T24">= </text:span><text:span text:style-name="T22">కత్తి</text:span><text:span text:style-name="T24">, </text:span><text:span text:style-name="T22">ఖడ్గము</text:span><text:span text:style-name="T24">, </text:span><text:span text:style-name="T22">కరవాలము                          గుణము</text:span><text:span text:style-name="T20"> </text:span><text:span text:style-name="T24">= </text:span><text:span text:style-name="T22">స్వభావం</text:span><text:span text:style-name="T24">, </text:span><text:span text:style-name="T22">వింటినారి</text:span><text:span text:style-name="T24">, </text:span><text:span text:style-name="T22">దారము              </text:span></text:p>
        </text:list-item>
        <text:list-item>
          <text:p text:style-name="P9"><text:span text:style-name="T22">నెత్తురు</text:span><text:span text:style-name="T20"> </text:span><text:span text:style-name="T24">= </text:span><text:span text:style-name="T22">రక్తము</text:span><text:span text:style-name="T24">, </text:span><text:span text:style-name="T22">రుధిరము</text:span></text:p>
        </text:list-item>
        <text:list-item>
          <text:p text:style-name="P9"><text:span text:style-name="T22">తనువు </text:span><text:span text:style-name="T24">= </text:span><text:span text:style-name="T22">శరీరము</text:span><text:span text:style-name="T24">, </text:span><text:span text:style-name="T22">దేహము</text:span><text:span text:style-name="T24">, </text:span><text:span text:style-name="T22">కాయము </text:span></text:p>
        </text:list-item>
      </text:list>
      <text:p text:style-name="P4">సొంతవాక్యాలు </text:p>
      <text:list xml:id="list4226555558" text:style-name="L3">
        <text:list-item>
          <text:p text:style-name="P11"><text:span text:style-name="T21">త్యాగం దానం </text:span><text:span text:style-name="T19">– </text:span><text:span text:style-name="T21">ఫలాపేక్షరహితంగా అర్పించడమే త్యాగం</text:span></text:p>
        </text:list-item>
        <text:list-item>
          <text:p text:style-name="P10"><text:span text:style-name="T22">ఆదర్శం నిలువుటద్దం </text:span><text:span text:style-name="T20">– </text:span><text:span text:style-name="T22">శిబి చక్రవర్తి త్యాగం లోకానికి ఆదర్శంగా నిలిచింది</text:span><text:span text:style-name="T24">.</text:span></text:p>
        </text:list-item>
        <text:list-item>
          <text:p text:style-name="P10"><text:span text:style-name="T22">వర్థిల్లు వృద్ధి  </text:span><text:span text:style-name="T24">- </text:span><text:span text:style-name="T22">దేశంలో సుఖశాంతులు వర్థిల్లుగాక </text:span></text:p>
        </text:list-item>
        <text:list-item>
          <text:p text:style-name="P10"><text:span text:style-name="T22">బ్రహ్మ విధాత </text:span><text:span text:style-name="T20">– </text:span><text:span text:style-name="T22">బ్రహ్మరాతను ఎవరూ తప్పించుకోలేరు</text:span><text:span text:style-name="T24">.</text:span></text:p>
        </text:list-item>
      </text:list>
      <text:p text:style-name="P5"><text:span text:style-name="T4">ప్రతి పదార్ధాలు </text:span><text:span text:style-name="T8">- </text:span></text:p>
      <text:p text:style-name="P6"><text:span text:style-name="T1">   </text:span><text:span text:style-name="T9">1).   </text:span><text:span text:style-name="T3">అనిన </text:span><text:span text:style-name="T5">‘</text:span><text:span text:style-name="T3">ననుగ్రహంచితి మహా విహగోత్తమ</text:span><text:span text:style-name="T5">’ </text:span><text:span text:style-name="T3">యంచు సంతసం</text:span></text:p>
      <text:p text:style-name="P6"><text:span text:style-name="T1">           </text:span><text:span text:style-name="T3">బున శిబి తత్ క్షణంబ యసి పుత్త్రిక నాత్మశరీర కర్తనం </text:span></text:p>
      <text:p text:style-name="P6"><text:span text:style-name="T1">            </text:span><text:span text:style-name="T3">బనఘుఁడు సేసి చేసి తన యంగమునం గల మాంసమెల్లఁ బె</text:span></text:p>
      <text:p text:style-name="P6"><text:span text:style-name="T1">           </text:span><text:span text:style-name="T3">ట్టినను గపోతభాగమ కడిదిగ డిందుచు నుండె నత్తులన్ </text:span></text:p>
      <text:p text:style-name="P6"><text:span text:style-name="T3">అనినన్  </text:span><text:span text:style-name="T7">=</text:span><text:span text:style-name="T6">   </text:span><text:span text:style-name="T3">అనిచెప్పగా</text:span><text:span text:style-name="T7">;</text:span><text:span text:style-name="T6">   </text:span></text:p>
      <text:p text:style-name="P6"><text:span text:style-name="T3">మహత్    </text:span><text:span text:style-name="T7">=</text:span><text:span text:style-name="T6">      </text:span><text:span text:style-name="T3">గొప్పవాడైన</text:span><text:span text:style-name="T7">; </text:span><text:span text:style-name="T6">  </text:span></text:p>
      <text:p text:style-name="P6"><text:span text:style-name="T3">విహగ</text:span><text:span text:style-name="T5">  </text:span><text:span text:style-name="T7">+ </text:span><text:span text:style-name="T3">ఉత్తమ   </text:span><text:span text:style-name="T7">=</text:span><text:span text:style-name="T6">     </text:span><text:span text:style-name="T3">పక్షులలో శ్రేష్ఠమైనవాడా</text:span><text:span text:style-name="T7">;</text:span><text:span text:style-name="T6">  </text:span></text:p>
      <text:p text:style-name="P6"><text:span text:style-name="T3">ననున్   </text:span><text:span text:style-name="T7">=</text:span><text:span text:style-name="T6">       </text:span><text:span text:style-name="T3">నన్ను</text:span><text:span text:style-name="T7">;</text:span><text:span text:style-name="T6"> </text:span></text:p>
      <text:p text:style-name="P6"><text:span text:style-name="T3">అనుగ్రహించితి  </text:span><text:span text:style-name="T7">=</text:span><text:span text:style-name="T6">    </text:span><text:span text:style-name="T3">అనుగ్రహించావు</text:span><text:span text:style-name="T7">; </text:span><text:span text:style-name="T6"> </text:span></text:p>
      <text:p text:style-name="Text_20_body"/>
      <text:p text:style-name="P6"><text:span text:style-name="T3">అంచు  </text:span><text:span text:style-name="T7">=</text:span><text:span text:style-name="T6">   </text:span><text:span text:style-name="T3">అంటూ</text:span></text:p>
      <text:p text:style-name="P6"><text:soft-page-break/><text:span text:style-name="T1"> </text:span><text:span text:style-name="T3">అనఘుడు    </text:span><text:span text:style-name="T7">=</text:span><text:span text:style-name="T6">    </text:span><text:span text:style-name="T3">పాపరహితుడైన</text:span><text:span text:style-name="T7">;  </text:span><text:span text:style-name="T6"> </text:span></text:p>
      <text:p text:style-name="P6"><text:span text:style-name="T3">శిబి    </text:span><text:span text:style-name="T7">=</text:span><text:span text:style-name="T6">     </text:span><text:span text:style-name="T3">శిబి చక్రవర్తి</text:span><text:span text:style-name="T7">;</text:span><text:span text:style-name="T6">  </text:span></text:p>
      <text:p text:style-name="P6"><text:span text:style-name="T3">సంతసంబున  </text:span><text:span text:style-name="T7">=</text:span><text:span text:style-name="T6">     </text:span><text:span text:style-name="T3">సంతోషంతో </text:span></text:p>
      <text:p text:style-name="P6"><text:span text:style-name="T1"> </text:span><text:span text:style-name="T3">తత్ </text:span><text:span text:style-name="T7">+</text:span><text:span text:style-name="T3">క్షణంబు  </text:span><text:span text:style-name="T7">=</text:span><text:span text:style-name="T6">    </text:span><text:span text:style-name="T3">ఆ క్షణంలోనే</text:span><text:span text:style-name="T7">; </text:span><text:span text:style-name="T6"> </text:span></text:p>
      <text:p text:style-name="P6"><text:span text:style-name="T3">అసిపుత్రికన్   </text:span><text:span text:style-name="T7">=</text:span><text:span text:style-name="T6">      </text:span><text:span text:style-name="T3">చిరుకత్తితో</text:span><text:span text:style-name="T7">; </text:span><text:span text:style-name="T6"> </text:span></text:p>
      <text:p text:style-name="P6"><text:span text:style-name="T3">ఆత్మ  </text:span><text:span text:style-name="T7">=</text:span><text:span text:style-name="T6">   </text:span><text:span text:style-name="T3">తనయొక్క </text:span></text:p>
      <text:p text:style-name="P6"><text:span text:style-name="T1"> </text:span><text:span text:style-name="T3">శరీర  </text:span><text:span text:style-name="T7">=</text:span><text:span text:style-name="T6">   </text:span><text:span text:style-name="T3">శరీరాన్ని</text:span><text:span text:style-name="T7">;</text:span><text:span text:style-name="T6">  </text:span></text:p>
      <text:p text:style-name="P6"><text:span text:style-name="T3">కర్తనంబు సేసి చేసి  </text:span><text:span text:style-name="T7">=</text:span><text:span text:style-name="T6">      </text:span><text:span text:style-name="T3">కత్తిరించి కోసికోసి</text:span><text:span text:style-name="T7">;</text:span><text:span text:style-name="T6">   </text:span></text:p>
      <text:p text:style-name="P6"><text:span text:style-name="T3">తన   </text:span><text:span text:style-name="T7">=</text:span><text:span text:style-name="T6">         </text:span><text:span text:style-name="T3">తనయొక్క</text:span></text:p>
      <text:p text:style-name="P6"><text:span text:style-name="T1">  </text:span><text:span text:style-name="T3">అంగమునన్    </text:span><text:span text:style-name="T7">=</text:span><text:span text:style-name="T6">      </text:span><text:span text:style-name="T3">అవయవాల యందుగల</text:span><text:span text:style-name="T7">;</text:span><text:span text:style-name="T6">  </text:span></text:p>
      <text:p text:style-name="P6"><text:span text:style-name="T3">మాంసము ఎల్లన్     </text:span><text:span text:style-name="T7">=</text:span><text:span text:style-name="T6">      </text:span><text:span text:style-name="T3">మాంసమునంతటిని</text:span></text:p>
      <text:p text:style-name="P5"><text:span text:style-name="T1">   </text:span><text:span text:style-name="T3">పెట్టినను  </text:span><text:span text:style-name="T7">=</text:span><text:span text:style-name="T6">     </text:span><text:span text:style-name="T3">సమర్పించిననూ</text:span><text:span text:style-name="T7">;</text:span><text:span text:style-name="T6"> </text:span></text:p>
      <text:p text:style-name="P5"><text:span text:style-name="T3">ఆ తులన్</text:span><text:span text:style-name="T5">  </text:span><text:span text:style-name="T7">=</text:span><text:span text:style-name="T6">        </text:span><text:span text:style-name="T3">ఆ త్రాసులో</text:span><text:span text:style-name="T5"> </text:span><text:span text:style-name="T7">;</text:span><text:span text:style-name="T6"> </text:span></text:p>
      <text:p text:style-name="P5"><text:span text:style-name="T3">కపోత భాగము    </text:span><text:span text:style-name="T7">=</text:span><text:span text:style-name="T6">         </text:span><text:span text:style-name="T3">పావురం ఉన్న పక్షమే</text:span><text:span text:style-name="T7">;</text:span><text:span text:style-name="T6"> </text:span></text:p>
      <text:p text:style-name="P5"><text:span text:style-name="T3">కడిందిగ     </text:span><text:span text:style-name="T7">=</text:span><text:span text:style-name="T6">        </text:span><text:span text:style-name="T3">మిక్కిలిగా </text:span><text:span text:style-name="T7">;</text:span><text:span text:style-name="T6"> </text:span></text:p>
      <text:p text:style-name="P5"><text:span text:style-name="T3">డిందుచున్    </text:span><text:span text:style-name="T7">=</text:span><text:span text:style-name="T6">   </text:span><text:span text:style-name="T3">దిగిపోతూ</text:span><text:span text:style-name="T7">;</text:span><text:span text:style-name="T6"> </text:span></text:p>
      <text:p text:style-name="P5"><text:span text:style-name="T1"> </text:span><text:span text:style-name="T3">ఉండెన్     </text:span><text:span text:style-name="T7">=</text:span><text:span text:style-name="T6">       </text:span><text:span text:style-name="T3">ఉన్నది</text:span></text:p>
      <text:p text:style-name="P4">ప్రశ్న – జవాబులు </text:p>
      <text:p text:style-name="P5"><text:span text:style-name="T9">1. </text:span><text:span text:style-name="T11">ఇతరులు ఆహారం</text:span><text:span text:style-name="T12"> </text:span><text:span text:style-name="T11">తినేటప్పుడు ఎందుకు విఘ్నం కలిగించకూడదో రాయండి</text:span><text:span text:style-name="T14">.</text:span><text:span text:style-name="T15"><text:line-break/></text:span><text:span text:style-name="T11">జ</text:span><text:span text:style-name="T14">). </text:span><text:span text:style-name="T11">ఈ లోకంలో ప్రాణులన్నీ ఆహారం తినే జీవిస్తాయి</text:span><text:span text:style-name="T14">. </text:span><text:span text:style-name="T11">ఆహారం తినకుండా ఏ ప్రాణీ జీవించలేదు</text:span><text:span text:style-name="T14">. </text:span><text:span text:style-name="T11">కోటి విద్యలు కూటి కొరకే అని మన పెద్దలు అంటారు</text:span><text:span text:style-name="T14">. </text:span><text:span text:style-name="T11">అటువంటి ఆహారాన్ని సంపాదించుకొని తినే సమయంలో ఇతరుల ఆటంకాలను కల్పించకూడదు</text:span><text:span text:style-name="T14">. </text:span><text:span text:style-name="T11">ఆటంకాలు కల్పించుకోవడం వలన సంపాదించుకున్న ఆహారాన్ని తృప్తిగా తినలేడు</text:span><text:span text:style-name="T14">.</text:span></text:p>
      <text:p text:style-name="P14"><text:span text:style-name="T25">2. </text:span><text:span text:style-name="T18">ధర్మం అన్నింటికీ మేలు కలిగించేదిగా ఉండాలనే మాటను సమర్థిస్తూ రాయండి</text:span><text:span text:style-name="T25">.     </text:span></text:p>
      <text:p text:style-name="P6"><text:span text:style-name="T3">జ</text:span><text:span text:style-name="T10">). </text:span><text:span text:style-name="T3">పురుషార్థములలో మొదటిది ధర్మం</text:span><text:span text:style-name="T9">. </text:span><text:span text:style-name="T3">ధర్మో రక్షతి రక్షితః అనగా ధర్మాన్ని మీరు రక్షించండి</text:span><text:span text:style-name="T9">. </text:span><text:span text:style-name="T3">అదే మిమ్ము కాపాడుతుంది అని పెద్దలు అంటారు</text:span><text:span text:style-name="T9">. </text:span><text:span text:style-name="T3">ఎక్కడ ధర్మం ఉంటుందో అక్కడ జయం సిద్ధిస్తుంది</text:span><text:span text:style-name="T9">. </text:span><text:span text:style-name="T3">కొన్ని ప్రాణులకు హానిని</text:span><text:span text:style-name="T9">, </text:span><text:span text:style-name="T3">మరికొన్నింటికి మేలును చేకూర్చే ధర్మం శ్రేయస్కరమైంది కాదు</text:span><text:span text:style-name="T9">. </text:span><text:span text:style-name="T3">ధర్మాన్ని అనుసరించడం వలనే ప్రాణులు ఆదర్శంగా జీవిస్తాయి</text:span><text:span text:style-name="T9">. </text:span><text:span text:style-name="T3">అందువల్ల మానవులంతా ధర్మమార్గాన్ని అనుసరించి వెళ్ళాలి</text:span><text:span text:style-name="T9">.   </text:span></text:p>
      <text:p text:style-name="P3">      </text:p>
      <text:p text:style-name="P6"><text:span text:style-name="T17">3</text:span><text:span text:style-name="T16">). </text:span><text:span text:style-name="T11">ఇతరుల కొరకు మనం ఎట్లాంటి త్యాగాలు చేయవచ్చు రాయండి</text:span><text:span text:style-name="T14">.</text:span><text:span text:style-name="T13"> </text:span><text:span text:style-name="T15"><text:line-break/></text:span><text:span text:style-name="T11">జ</text:span><text:span text:style-name="T14">). </text:span><text:span text:style-name="T11">మనం తోటివారికి వీలైనంతగా త్యాగం చేయాలి </text:span><text:span text:style-name="T14">. </text:span><text:span text:style-name="T11">ఇలా త్యాగం చేయడం వల్ల ఆత్మసంతృప్తి కలుగుతుంది</text:span><text:span text:style-name="T14">. </text:span><text:span text:style-name="T11">కూడు గూడు లేక ఆకలితో అలమటిస్తున్న అన్నార్తులకు తన ఆహారంలో కొంత వారికి కొంత త్యాగం చేయవచ్చు</text:span><text:span text:style-name="T14">. </text:span><text:span text:style-name="T11">విలాసవంతమైన వస్తువులను  వాడకం తగ్గించి</text:span><text:span text:style-name="T14">, </text:span><text:span text:style-name="T11">ఆ ధనాన్ని పేదలకు అందించాలి</text:span><text:span text:style-name="T14">.  </text:span><text:span text:style-name="T11">ప్రకృతి వైపరీత్యాలు కలిగినప్పుడు స్వచ్ఛందంగా శ్రమశక్తిని త్యాగం చేయాలి</text:span><text:span text:style-name="T14">. </text:span><text:span text:style-name="T11">ప్రమాదాల్లో గాయపడిన వారికి రక్తాన్ని</text:span><text:span text:style-name="T14">, </text:span><text:span text:style-name="T11">అవసరమైతే అవయవాలను త్యాగం చేయాలి</text:span><text:span text:style-name="T14">. </text:span><text:span text:style-name="T11">ఈ రకంగా మన తోటివారికి ఎన్నో రకాలుగా త్యాగం చేయవచ్చు</text:span><text:span text:style-name="T14">.</text:span><text:span text:style-name="T15"><text:line-break/><text:line-break/></text:span><text:span text:style-name="T14">4). </text:span><text:span text:style-name="T11">త్యాగం చేయటంలో ఉన్న గొప్పతనాన్ని అనుభూతిని వివరించండి</text:span><text:span text:style-name="T14">.</text:span><text:span text:style-name="T15"><text:line-break/></text:span><text:span text:style-name="T11">జ</text:span><text:span text:style-name="T14">). </text:span><text:span text:style-name="T11">లోకం లో త్యాగానికి మించిన సుగుణం మరొకటి లేదు</text:span><text:span text:style-name="T14">. </text:span><text:span text:style-name="T11">త్యాగి అందరిని సమ దృష్టితో చూస్తాడు</text:span><text:span text:style-name="T14">. </text:span><text:span text:style-name="T11">త్యాగానికి స్వ</text:span><text:span text:style-name="T16">, </text:span><text:span text:style-name="T11">పర భేదాలు ఉండవు</text:span><text:span text:style-name="T14">. </text:span><text:span text:style-name="T11">లోకం మనకు ఏమీ రుణపడి లేదని లోకానికి మనం ఋణపడి ఉన్నాం అని భావిస్తాడు</text:span><text:span text:style-name="T14">. </text:span><text:span text:style-name="T11">త్యాగం స్వార్థచింతనను  దూరం చేస్తుంది</text:span><text:span text:style-name="T14">.  </text:span><text:span text:style-name="T11">మన నాయకులు గతంలో త్యాగాలు చేయకపోతే దేశానికి స్వాతంత్రం వచ్చేది కాదు</text:span><text:span text:style-name="T14">. </text:span><text:span text:style-name="T11">స్వాతంత్ర పోరాటంలో ఎందరో </text:span><text:soft-page-break/><text:span text:style-name="T11">మహనీయులు తమ ధన</text:span><text:span text:style-name="T14">,  </text:span><text:span text:style-name="T11">ప్రాణాలను త్యాగం చేశారు</text:span><text:span text:style-name="T14">. </text:span><text:span text:style-name="T11">మదర్ థెరిసా త్యాగానికి ప్రతిరూపం గా నిలిచారు</text:span><text:span text:style-name="T14">. </text:span><text:span text:style-name="T11">ఆమె అనాధల కోసం తన జీవితాన్ని త్యాగం చేశారు</text:span><text:span text:style-name="T14">. </text:span><text:span text:style-name="T11">తిలక్ నేతాజీ వంటి వారు తమ సంపదను సుఖాన్ని దేశం కోసం త్యాగం చేశారు</text:span><text:span text:style-name="T14">.  </text:span><text:span text:style-name="T11">చరిత్రలో చిరస్థాయిగా నిలిచారు</text:span><text:span text:style-name="T14">.</text:span><text:span text:style-name="T13"> </text:span><text:span text:style-name="T15"><text:line-break/></text:span><text:span text:style-name="T6">    </text:span></text:p>
      <text:p text:style-name="P3">                                                  </text:p>
      <text:p text:style-name="Text_20_body"><text:span text:style-name="T23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, sans-serif"/>
    <style:font-face style:name="Gautami" svg:font-family="Gautami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8:38:37.413567838</meta:creation-date>
    <dc:date>2021-02-05T08:41:05.324854438</dc:date>
    <meta:editing-duration>PT2M28S</meta:editing-duration>
    <meta:editing-cycles>1</meta:editing-cycles>
    <meta:document-statistic meta:table-count="0" meta:image-count="0" meta:object-count="0" meta:page-count="3" meta:paragraph-count="59" meta:word-count="516" meta:character-count="2822" meta:non-whitespace-character-count="1649"/>
    <meta:generator>LibreOffice/6.4.6.2$Linux_X86_64 LibreOffice_project/40$Build-2</meta:generator>
  </office:meta>
</office:document-meta>
</file>